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string" calcext:value-type="string">
            <text:p>VTGT</text:p>
          </table:table-cell>
          <table:table-cell/>
          <table:table-cell office:value-type="string" calcext:value-type="string">
            <text:p>Scalar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096" calcext:value-type="float">
            <text:p>4.096</text:p>
          </table:table-cell>
          <table:table-cell/>
          <table:table-cell table:formula="of:=[.B2]/[.A2] - 1" office:value-type="float" office:value="2.72363636363636" calcext:value-type="float">
            <text:p>2.723636363636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ICK 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150000" calcext:value-type="float">
            <text:p>1.50E+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formula="of:=[.B5]/[.D2]" office:value-type="float" office:value="55073.4312416555" calcext:value-type="float">
            <text:p>55073.43124165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CK 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formula="of:=[.D2]*[.B9]" office:value-type="float" office:value="136181.818181818" calcext:value-type="float">
            <text:p>136181.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50000" calcext:value-type="float">
            <text:p>5.00E+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4:16:35.702423345</meta:creation-date>
    <dc:date>2024-01-29T14:19:30.217631111</dc:date>
    <meta:editing-duration>PT2M58S</meta:editing-duration>
    <meta:editing-cycles>1</meta:editing-cycles>
    <meta:generator>LibreOffice/7.0.4.2$Linux_X86_64 LibreOffice_project/00$Build-2</meta:generator>
    <meta:document-statistic meta:table-count="1" meta:cell-count="16" meta:object-count="0"/>
  </office:meta>
</office:document-meta>
</file>